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5">
      <style:paragraph-properties fo:margin-top="0cm" fo:margin-bottom="0cm" loext:contextual-spacing="false"/>
    </style:style>
    <style:style style:name="P26" style:family="paragraph" style:parent-style-name="Text_20_body" style:list-style-name="L6">
      <style:paragraph-properties fo:margin-top="0cm" fo:margin-bottom="0cm" loext:contextual-spacing="false"/>
    </style:style>
    <style:style style:name="P27" style:family="paragraph" style:parent-style-name="Text_20_body" style:list-style-name="L7">
      <style:paragraph-properties fo:margin-top="0cm" fo:margin-bottom="0cm" loext:contextual-spacing="false"/>
    </style:style>
    <style:style style:name="P28" style:family="paragraph" style:parent-style-name="Text_20_body" style:list-style-name="L8">
      <style:paragraph-properties fo:margin-top="0cm" fo:margin-bottom="0cm" loext:contextual-spacing="false"/>
    </style:style>
    <style:style style:name="P29" style:family="paragraph" style:parent-style-name="Text_20_body" style:list-style-name="L9">
      <style:paragraph-properties fo:margin-top="0cm" fo:margin-bottom="0cm" loext:contextual-spacing="false"/>
    </style:style>
    <style:style style:name="P30" style:family="paragraph" style:parent-style-name="Text_20_body" style:list-style-name="L10">
      <style:paragraph-properties fo:margin-top="0cm" fo:margin-bottom="0cm" loext:contextual-spacing="false"/>
    </style:style>
    <style:style style:name="P31" style:family="paragraph" style:parent-style-name="Text_20_body" style:list-style-name="L11">
      <style:paragraph-properties fo:margin-top="0cm" fo:margin-bottom="0cm" loext:contextual-spacing="false"/>
    </style:style>
    <style:style style:name="P32" style:family="paragraph" style:parent-style-name="Text_20_body" style:list-style-name="L12">
      <style:paragraph-properties fo:margin-top="0cm" fo:margin-bottom="0cm" loext:contextual-spacing="false"/>
    </style:style>
    <style:style style:name="P33" style:family="paragraph" style:parent-style-name="Text_20_body" style:list-style-name="L13">
      <style:paragraph-properties fo:margin-top="0cm" fo:margin-bottom="0cm" loext:contextual-spacing="false"/>
    </style:style>
    <style:style style:name="P34" style:family="paragraph" style:parent-style-name="Text_20_body" style:list-style-name="L14">
      <style:paragraph-properties fo:margin-top="0cm" fo:margin-bottom="0cm" loext:contextual-spacing="false"/>
    </style:style>
    <style:style style:name="P35" style:family="paragraph" style:parent-style-name="Text_20_body" style:list-style-name="L15">
      <style:paragraph-properties fo:margin-top="0cm" fo:margin-bottom="0cm" loext:contextual-spacing="false"/>
    </style:style>
    <style:style style:name="P36" style:family="paragraph" style:parent-style-name="Text_20_body" style:list-style-name="L16">
      <style:paragraph-properties fo:margin-top="0cm" fo:margin-bottom="0cm" loext:contextual-spacing="false"/>
    </style:style>
    <style:style style:name="P37" style:family="paragraph" style:parent-style-name="Text_20_body" style:list-style-name="L17">
      <style:paragraph-properties fo:margin-top="0cm" fo:margin-bottom="0cm" loext:contextual-spacing="false"/>
    </style:style>
    <style:style style:name="P38" style:family="paragraph" style:parent-style-name="Text_20_body" style:list-style-name="L18">
      <style:paragraph-properties fo:margin-top="0cm" fo:margin-bottom="0cm" loext:contextual-spacing="false"/>
    </style:style>
    <style:style style:name="P39" style:family="paragraph" style:parent-style-name="Text_20_body" style:list-style-name="L19">
      <style:paragraph-properties fo:margin-top="0cm" fo:margin-bottom="0cm" loext:contextual-spacing="false"/>
    </style:style>
    <style:style style:name="P40" style:family="paragraph" style:parent-style-name="Text_20_body" style:list-style-name="L20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 are <text:span text:style-name="Strong_20_Emphasis">50 additional advanced Python interview questions and answers</text:span> for <text:span text:style-name="Strong_20_Emphasis">Senior Architect-level roles</text:span>:</text:p>
      <text:p text:style-name="Horizontal_20_Line"/>
      <text:h text:style-name="Heading_20_3" text:outline-level="3"><text:span text:style-name="Strong_20_Emphasis">1. Python Internals and Architecture</text:span></text:h>
      <text:list xml:id="list1995368462" text:style-name="L11">
        <text:list-item>
          <text:p text:style-name="P11"><text:span text:style-name="Strong_20_Emphasis">How does Python implement function closures?</text:span></text:p>
          <text:list>
            <text:list-item>
              <text:p text:style-name="P31">Closures are implemented using the <text:span text:style-name="Source_20_Text">__closure__</text:span> attribute, which stores the enclosed variables as cells.</text:p>
            </text:list-item>
          </text:list>
        </text:list-item>
        <text:list-item>
          <text:p text:style-name="P11"><text:span text:style-name="Strong_20_Emphasis">What are Python's built-in hashable data types?</text:span></text:p>
          <text:list>
            <text:list-item>
              <text:p text:style-name="P31">Immutable types like <text:span text:style-name="Source_20_Text">int</text:span>, <text:span text:style-name="Source_20_Text">float</text:span>, <text:span text:style-name="Source_20_Text">str</text:span>, <text:span text:style-name="Source_20_Text">tuple</text:span>, and <text:span text:style-name="Source_20_Text">frozenset</text:span>.</text:p>
            </text:list-item>
          </text:list>
        </text:list-item>
        <text:list-item>
          <text:p text:style-name="P11"><text:span text:style-name="Strong_20_Emphasis">How does Python manage immutability in strings?</text:span></text:p>
          <text:list>
            <text:list-item>
              <text:p text:style-name="P31">Strings are immutable, meaning any modification creates a new string object.</text:p>
            </text:list-item>
          </text:list>
        </text:list-item>
        <text:list-item>
          <text:p text:style-name="P11"><text:span text:style-name="Strong_20_Emphasis">What is Python's method of handling large integers?</text:span></text:p>
          <text:list>
            <text:list-item>
              <text:p text:style-name="P31">Python's <text:span text:style-name="Source_20_Text">int</text:span> supports arbitrary precision.</text:p>
            </text:list-item>
          </text:list>
        </text:list-item>
        <text:list-item>
          <text:p text:style-name="P11"><text:span text:style-name="Strong_20_Emphasis">Explain Python’s string interning.</text:span></text:p>
          <text:list>
            <text:list-item>
              <text:p text:style-name="P11">Small strings and identifiers are cached to optimize memory and spe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Python and Memory</text:span></text:h>
      <text:list xml:id="list3130679085" text:style-name="L12">
        <text:list-item>
          <text:p text:style-name="P12"><text:span text:style-name="Strong_20_Emphasis">What is the difference between stack and heap memory in Python?</text:span></text:p>
          <text:list>
            <text:list-item>
              <text:p text:style-name="P32">The stack stores function calls and local variables; the heap stores objects and class instances.</text:p>
            </text:list-item>
          </text:list>
        </text:list-item>
        <text:list-item>
          <text:p text:style-name="P12"><text:span text:style-name="Strong_20_Emphasis">How do you prevent memory leaks in Python?</text:span></text:p>
          <text:list>
            <text:list-item>
              <text:p text:style-name="P32">Avoid circular references, use weak references (<text:span text:style-name="Source_20_Text">weakref</text:span>), and leverage garbage collection.</text:p>
            </text:list-item>
          </text:list>
        </text:list-item>
        <text:list-item>
          <text:p text:style-name="P12"><text:span text:style-name="Strong_20_Emphasis">What are weak references in Python?</text:span></text:p>
          <text:list>
            <text:list-item>
              <text:p text:style-name="P32">References that do not increase the reference count, allowing objects to be garbage collected.</text:p>
            </text:list-item>
          </text:list>
        </text:list-item>
        <text:list-item>
          <text:p text:style-name="P12"><text:span text:style-name="Strong_20_Emphasis">How does Python’s garbage collector work?</text:span></text:p>
          <text:list>
            <text:list-item>
              <text:p text:style-name="P32">Python uses reference counting and a cyclic garbage collector for objects involved in reference cycles.</text:p>
            </text:list-item>
          </text:list>
        </text:list-item>
        <text:list-item>
          <text:p text:style-name="P12"><text:span text:style-name="Strong_20_Emphasis">What is the purpose of </text:span><text:span text:style-name="Strong_20_Emphasis"><text:span text:style-name="Source_20_Text">gc.collect()</text:span></text:span><text:span text:style-name="Strong_20_Emphasis">?</text:span></text:p>
          <text:list>
            <text:list-item>
              <text:p text:style-name="P12">It triggers a manual garbage collection run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Advanced Syntax and Features</text:span></text:h>
      <text:list xml:id="list1184341539" text:style-name="L13">
        <text:list-item>
          <text:p text:style-name="P13"><text:span text:style-name="Strong_20_Emphasis">What is the difference between </text:span><text:span text:style-name="Strong_20_Emphasis"><text:span text:style-name="Source_20_Text">iter()</text:span></text:span><text:span text:style-name="Strong_20_Emphasis"> and </text:span><text:span text:style-name="Strong_20_Emphasis"><text:span text:style-name="Source_20_Text">next()</text:span></text:span><text:span text:style-name="Strong_20_Emphasis">?</text:span></text:p>
          <text:list>
            <text:list-item>
              <text:p text:style-name="P33"><text:span text:style-name="Source_20_Text">iter()</text:span> returns an iterator, while <text:span text:style-name="Source_20_Text">next()</text:span> fetches the next item from an iterator.</text:p>
            </text:list-item>
          </text:list>
        </text:list-item>
        <text:list-item>
          <text:p text:style-name="P13"><text:soft-page-break/><text:span text:style-name="Strong_20_Emphasis">Explain the </text:span><text:span text:style-name="Strong_20_Emphasis"><text:span text:style-name="Source_20_Text">@dataclass</text:span></text:span><text:span text:style-name="Strong_20_Emphasis"> decorator.</text:span></text:p>
          <text:list>
            <text:list-item>
              <text:p text:style-name="P33">Simplifies class creation by auto-generating methods like <text:span text:style-name="Source_20_Text">__init__</text:span>, <text:span text:style-name="Source_20_Text">__repr__</text:span>, and <text:span text:style-name="Source_20_Text">__eq__</text:span>.</text:p>
            </text:list-item>
          </text:list>
        </text:list-item>
        <text:list-item>
          <text:p text:style-name="P13"><text:span text:style-name="Strong_20_Emphasis">What are generator expressions?</text:span></text:p>
          <text:list>
            <text:list-item>
              <text:p text:style-name="P33">A compact way to create generators using syntax similar to list comprehensions.</text:p>
            </text:list-item>
          </text:list>
        </text:list-item>
        <text:list-item>
          <text:p text:style-name="P13"><text:span text:style-name="Strong_20_Emphasis">How do you use contextlib’s </text:span><text:span text:style-name="Strong_20_Emphasis"><text:span text:style-name="Source_20_Text">@contextmanager</text:span></text:span><text:span text:style-name="Strong_20_Emphasis">?</text:span></text:p>
          <text:list>
            <text:list-item>
              <text:p text:style-name="P33">A decorator to create context managers without defining <text:span text:style-name="Source_20_Text">__enter__</text:span> and <text:span text:style-name="Source_20_Text">__exit__</text:span>.</text:p>
            </text:list-item>
          </text:list>
        </text:list-item>
        <text:list-item>
          <text:p text:style-name="P13"><text:span text:style-name="Strong_20_Emphasis">What is the </text:span><text:span text:style-name="Strong_20_Emphasis"><text:span text:style-name="Source_20_Text">__call__</text:span></text:span><text:span text:style-name="Strong_20_Emphasis"> method?</text:span></text:p>
          <text:list>
            <text:list-item>
              <text:p text:style-name="P13">Allows an instance to be called as a funct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Advanced OOP</text:span></text:h>
      <text:list xml:id="list10195473" text:style-name="L14">
        <text:list-item>
          <text:p text:style-name="P14"><text:span text:style-name="Strong_20_Emphasis">What are abstract base classes (ABCs)?</text:span></text:p>
          <text:list>
            <text:list-item>
              <text:p text:style-name="P34">Defined in <text:span text:style-name="Source_20_Text">abc</text:span> module, they enforce derived classes to implement specific methods.</text:p>
            </text:list-item>
          </text:list>
        </text:list-item>
        <text:list-item>
          <text:p text:style-name="P14"><text:span text:style-name="Strong_20_Emphasis">How do you implement mixins in Python?</text:span></text:p>
          <text:list>
            <text:list-item>
              <text:p text:style-name="P34">Use small classes that provide specific functionality and inherit them alongside other classes.</text:p>
            </text:list-item>
          </text:list>
        </text:list-item>
        <text:list-item>
          <text:p text:style-name="P14"><text:span text:style-name="Strong_20_Emphasis">Explain the purpose of multiple inheritance.</text:span></text:p>
          <text:list>
            <text:list-item>
              <text:p text:style-name="P34">It allows a class to inherit attributes and methods from multiple parent classes.</text:p>
            </text:list-item>
          </text:list>
        </text:list-item>
        <text:list-item>
          <text:p text:style-name="P14"><text:span text:style-name="Strong_20_Emphasis">What is duck typing?</text:span></text:p>
          <text:list>
            <text:list-item>
              <text:p text:style-name="P34">The concept where the object's behavior determines its usability, not its type.</text:p>
            </text:list-item>
          </text:list>
        </text:list-item>
        <text:list-item>
          <text:p text:style-name="P14"><text:span text:style-name="Strong_20_Emphasis">What are class decorators?</text:span></text:p>
          <text:list>
            <text:list-item>
              <text:p text:style-name="P14">Functions or callables that modify or extend a class definit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Concurrency and Parallelism</text:span></text:h>
      <text:list xml:id="list781695531" text:style-name="L15">
        <text:list-item>
          <text:p text:style-name="P15"><text:span text:style-name="Strong_20_Emphasis">What is cooperative multitasking?</text:span></text:p>
          <text:list>
            <text:list-item>
              <text:p text:style-name="P35">Tasks yield control explicitly, e.g., with <text:span text:style-name="Source_20_Text">async/await</text:span>.</text:p>
            </text:list-item>
          </text:list>
        </text:list-item>
        <text:list-item>
          <text:p text:style-name="P15"><text:span text:style-name="Strong_20_Emphasis">Explain the difference between </text:span><text:span text:style-name="Strong_20_Emphasis"><text:span text:style-name="Source_20_Text">asyncio.run</text:span></text:span><text:span text:style-name="Strong_20_Emphasis"> and </text:span><text:span text:style-name="Strong_20_Emphasis"><text:span text:style-name="Source_20_Text">loop.run_forever</text:span></text:span><text:span text:style-name="Strong_20_Emphasis">.</text:span></text:p>
          <text:list>
            <text:list-item>
              <text:p text:style-name="P35"><text:span text:style-name="Source_20_Text">asyncio.run</text:span> handles loop setup and teardown, while <text:span text:style-name="Source_20_Text">loop.run_forever</text:span> keeps the loop running indefinitely.</text:p>
            </text:list-item>
          </text:list>
        </text:list-item>
        <text:list-item>
          <text:p text:style-name="P15"><text:span text:style-name="Strong_20_Emphasis">How do you implement producer-consumer models in Python?</text:span></text:p>
          <text:list>
            <text:list-item>
              <text:p text:style-name="P35">Use <text:span text:style-name="Source_20_Text">queue.Queue</text:span> with threads or <text:span text:style-name="Source_20_Text">asyncio.Queue</text:span> with coroutines.</text:p>
            </text:list-item>
          </text:list>
        </text:list-item>
        <text:list-item>
          <text:p text:style-name="P15"><text:span text:style-name="Strong_20_Emphasis">What is a semaphore in Python threading?</text:span></text:p>
          <text:list>
            <text:list-item>
              <text:p text:style-name="P35">A synchronization primitive that limits the number of threads accessing a resource.</text:p>
            </text:list-item>
          </text:list>
        </text:list-item>
        <text:list-item>
          <text:p text:style-name="P15"><text:span text:style-name="Strong_20_Emphasis">How do you handle CPU-bound tasks with concurrency?</text:span></text:p>
          <text:list>
            <text:list-item>
              <text:p text:style-name="P15"><text:soft-page-break/>Use multiprocessing or libraries like <text:span text:style-name="Source_20_Text">joblib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Advanced Data Structures</text:span></text:h>
      <text:list xml:id="list2008512172" text:style-name="L16">
        <text:list-item>
          <text:p text:style-name="P16"><text:span text:style-name="Strong_20_Emphasis">How do you implement a circular buffer in Python?</text:span></text:p>
          <text:list>
            <text:list-item>
              <text:p text:style-name="P36">Use a fixed-size <text:span text:style-name="Source_20_Text">collections.deque</text:span> with <text:span text:style-name="Source_20_Text">maxlen</text:span>.</text:p>
            </text:list-item>
          </text:list>
        </text:list-item>
        <text:list-item>
          <text:p text:style-name="P16"><text:span text:style-name="Strong_20_Emphasis">What are ordered dictionaries in Python?</text:span></text:p>
          <text:list>
            <text:list-item>
              <text:p text:style-name="P36">From Python 3.7 onward, <text:span text:style-name="Source_20_Text">dict</text:span> maintains insertion order.</text:p>
            </text:list-item>
          </text:list>
        </text:list-item>
        <text:list-item>
          <text:p text:style-name="P16"><text:span text:style-name="Strong_20_Emphasis">Explain the difference between a </text:span><text:span text:style-name="Strong_20_Emphasis"><text:span text:style-name="Source_20_Text">heap</text:span></text:span><text:span text:style-name="Strong_20_Emphasis"> and a </text:span><text:span text:style-name="Strong_20_Emphasis"><text:span text:style-name="Source_20_Text">priority queue</text:span></text:span><text:span text:style-name="Strong_20_Emphasis">.</text:span></text:p>
          <text:list>
            <text:list-item>
              <text:p text:style-name="P36">A heap is the underlying data structure, while a priority queue uses it for element prioritization.</text:p>
            </text:list-item>
          </text:list>
        </text:list-item>
        <text:list-item>
          <text:p text:style-name="P16"><text:span text:style-name="Strong_20_Emphasis">What is a trie, and how can you implement it in Python?</text:span></text:p>
          <text:list>
            <text:list-item>
              <text:p text:style-name="P36">A tree-like structure for efficient prefix searching. Use nested dictionaries.</text:p>
            </text:list-item>
          </text:list>
        </text:list-item>
        <text:list-item>
          <text:p text:style-name="P16"><text:span text:style-name="Strong_20_Emphasis">What are Bloom filters?</text:span></text:p>
          <text:list>
            <text:list-item>
              <text:p text:style-name="P16">A probabilistic data structure for testing set membership efficiently.</text:p>
            </text:list-item>
          </text:list>
        </text:list-item>
      </text:list>
      <text:p text:style-name="Horizontal_20_Line"/>
      <text:h text:style-name="Heading_20_3" text:outline-level="3"><text:span text:style-name="Strong_20_Emphasis">7. File Handling</text:span></text:h>
      <text:list xml:id="list2061274320" text:style-name="L17">
        <text:list-item>
          <text:p text:style-name="P17"><text:span text:style-name="Strong_20_Emphasis">What is the difference between binary and text modes in file handling?</text:span></text:p>
          <text:list>
            <text:list-item>
              <text:p text:style-name="P37">Binary mode reads/writes bytes, while text mode handles strings with encoding.</text:p>
            </text:list-item>
          </text:list>
        </text:list-item>
        <text:list-item>
          <text:p text:style-name="P17"><text:span text:style-name="Strong_20_Emphasis">How do you use Python’s </text:span><text:span text:style-name="Strong_20_Emphasis"><text:span text:style-name="Source_20_Text">zipfile</text:span></text:span><text:span text:style-name="Strong_20_Emphasis"> module?</text:span></text:p>
          <text:list>
            <text:list-item>
              <text:p text:style-name="P37">It allows reading/writing <text:span text:style-name="Source_20_Text">.zip</text:span> archives.</text:p>
            </text:list-item>
          </text:list>
        </text:list-item>
        <text:list-item>
          <text:p text:style-name="P17"><text:span text:style-name="Strong_20_Emphasis">What is the purpose of </text:span><text:span text:style-name="Strong_20_Emphasis"><text:span text:style-name="Source_20_Text">shutil</text:span></text:span><text:span text:style-name="Strong_20_Emphasis">?</text:span></text:p>
          <text:list>
            <text:list-item>
              <text:p text:style-name="P37">High-level file operations like copying, moving, or deleting files.</text:p>
            </text:list-item>
          </text:list>
        </text:list-item>
        <text:list-item>
          <text:p text:style-name="P17"><text:span text:style-name="Strong_20_Emphasis">How do you read large files in Python?</text:span></text:p>
          <text:list>
            <text:list-item>
              <text:p text:style-name="P37">Use memory-efficient methods like file chunks or generators.</text:p>
            </text:list-item>
          </text:list>
        </text:list-item>
        <text:list-item>
          <text:p text:style-name="P17"><text:span text:style-name="Strong_20_Emphasis">What is the difference between </text:span><text:span text:style-name="Strong_20_Emphasis"><text:span text:style-name="Source_20_Text">os</text:span></text:span><text:span text:style-name="Strong_20_Emphasis"> and </text:span><text:span text:style-name="Strong_20_Emphasis"><text:span text:style-name="Source_20_Text">pathlib</text:span></text:span><text:span text:style-name="Strong_20_Emphasis">?</text:span></text:p>
          <text:list>
            <text:list-item>
              <text:p text:style-name="P17"><text:span text:style-name="Source_20_Text">os</text:span> handles system-level operations, while <text:span text:style-name="Source_20_Text">pathlib</text:span> provides an object-oriented file system interface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Testing</text:span></text:h>
      <text:list xml:id="list3383161437" text:style-name="L18">
        <text:list-item>
          <text:p text:style-name="P18"><text:span text:style-name="Strong_20_Emphasis">What is parameterized testing?</text:span></text:p>
          <text:list>
            <text:list-item>
              <text:p text:style-name="P38">Running tests with different inputs using libraries like <text:span text:style-name="Source_20_Text">pytest</text:span> or <text:span text:style-name="Source_20_Text">unittest</text:span>.</text:p>
            </text:list-item>
          </text:list>
        </text:list-item>
        <text:list-item>
          <text:p text:style-name="P18"><text:span text:style-name="Strong_20_Emphasis">How do you mock external APIs?</text:span></text:p>
          <text:list>
            <text:list-item>
              <text:p text:style-name="P38">Use <text:span text:style-name="Source_20_Text">unittest.mock</text:span> or <text:span text:style-name="Source_20_Text">responses</text:span> to simulate API calls.</text:p>
            </text:list-item>
          </text:list>
        </text:list-item>
        <text:list-item>
          <text:p text:style-name="P18"><text:span text:style-name="Strong_20_Emphasis">What is property-based testing?</text:span></text:p>
          <text:list>
            <text:list-item>
              <text:p text:style-name="P38"><text:soft-page-break/>Tests properties of inputs and outputs, as in the <text:span text:style-name="Source_20_Text">hypothesis</text:span> library.</text:p>
            </text:list-item>
          </text:list>
        </text:list-item>
        <text:list-item>
          <text:p text:style-name="P18"><text:span text:style-name="Strong_20_Emphasis">What is the difference between </text:span><text:span text:style-name="Strong_20_Emphasis"><text:span text:style-name="Source_20_Text">assertRaises</text:span></text:span><text:span text:style-name="Strong_20_Emphasis"> and </text:span><text:span text:style-name="Strong_20_Emphasis"><text:span text:style-name="Source_20_Text">assertLogs</text:span></text:span><text:span text:style-name="Strong_20_Emphasis"> in </text:span><text:span text:style-name="Strong_20_Emphasis"><text:span text:style-name="Source_20_Text">unittest</text:span></text:span><text:span text:style-name="Strong_20_Emphasis">?</text:span></text:p>
          <text:list>
            <text:list-item>
              <text:p text:style-name="P38"><text:span text:style-name="Source_20_Text">assertRaises</text:span>: Tests exceptions.</text:p>
            </text:list-item>
            <text:list-item>
              <text:p text:style-name="P38"><text:span text:style-name="Source_20_Text">assertLogs</text:span>: Tests logging output.</text:p>
            </text:list-item>
          </text:list>
        </text:list-item>
        <text:list-item>
          <text:p text:style-name="P18"><text:span text:style-name="Strong_20_Emphasis">How do you test asynchronous code in Python?</text:span></text:p>
          <text:list>
            <text:list-item>
              <text:p text:style-name="P18">Use <text:span text:style-name="Source_20_Text">pytest-asyncio</text:span> or <text:span text:style-name="Source_20_Text">unittest.IsolatedAsyncioTestCase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Libraries and Frameworks</text:span></text:h>
      <text:list xml:id="list1726757550" text:style-name="L19">
        <text:list-item>
          <text:p text:style-name="P19"><text:span text:style-name="Strong_20_Emphasis">What are some differences between </text:span><text:span text:style-name="Strong_20_Emphasis"><text:span text:style-name="Source_20_Text">Django</text:span></text:span><text:span text:style-name="Strong_20_Emphasis"> and </text:span><text:span text:style-name="Strong_20_Emphasis"><text:span text:style-name="Source_20_Text">Flask</text:span></text:span><text:span text:style-name="Strong_20_Emphasis">?</text:span></text:p>
          <text:list>
            <text:list-item>
              <text:p text:style-name="P39">Django: Full-stack framework with batteries included.</text:p>
            </text:list-item>
            <text:list-item>
              <text:p text:style-name="P39">Flask: Lightweight, extensible micro-framework.</text:p>
            </text:list-item>
          </text:list>
        </text:list-item>
        <text:list-item>
          <text:p text:style-name="P19"><text:span text:style-name="Strong_20_Emphasis">How does </text:span><text:span text:style-name="Strong_20_Emphasis"><text:span text:style-name="Source_20_Text">FastAPI</text:span></text:span><text:span text:style-name="Strong_20_Emphasis"> achieve high performance?</text:span></text:p>
          <text:list>
            <text:list-item>
              <text:p text:style-name="P39">Built on <text:span text:style-name="Source_20_Text">Starlette</text:span> and <text:span text:style-name="Source_20_Text">Pydantic</text:span>, leveraging <text:span text:style-name="Source_20_Text">asyncio</text:span> for concurrency.</text:p>
            </text:list-item>
          </text:list>
        </text:list-item>
        <text:list-item>
          <text:p text:style-name="P19"><text:span text:style-name="Strong_20_Emphasis">What is </text:span><text:span text:style-name="Strong_20_Emphasis"><text:span text:style-name="Source_20_Text">NumPy</text:span></text:span><text:span text:style-name="Strong_20_Emphasis">, and how does it improve performance?</text:span></text:p>
          <text:list>
            <text:list-item>
              <text:p text:style-name="P39">A library for numerical computation using efficient C-based arrays.</text:p>
            </text:list-item>
          </text:list>
        </text:list-item>
        <text:list-item>
          <text:p text:style-name="P19"><text:span text:style-name="Strong_20_Emphasis">How does </text:span><text:span text:style-name="Strong_20_Emphasis"><text:span text:style-name="Source_20_Text">Pandas</text:span></text:span><text:span text:style-name="Strong_20_Emphasis"> handle missing data?</text:span></text:p>
          <text:list>
            <text:list-item>
              <text:p text:style-name="P39">Methods like <text:span text:style-name="Source_20_Text">.fillna()</text:span>, <text:span text:style-name="Source_20_Text">.dropna()</text:span>, or mask-based operations.</text:p>
            </text:list-item>
          </text:list>
        </text:list-item>
        <text:list-item>
          <text:p text:style-name="P19"><text:span text:style-name="Strong_20_Emphasis">What are the key features of </text:span><text:span text:style-name="Strong_20_Emphasis"><text:span text:style-name="Source_20_Text">PySpark</text:span></text:span><text:span text:style-name="Strong_20_Emphasis">?</text:span></text:p>
          <text:list>
            <text:list-item>
              <text:p text:style-name="P19">Distributed data processing and machine learning with RDDs and DataFram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Python in Distributed Systems</text:span></text:h>
      <text:list xml:id="list335446212" text:style-name="L20">
        <text:list-item>
          <text:p text:style-name="P20"><text:span text:style-name="Strong_20_Emphasis">How do you use </text:span><text:span text:style-name="Strong_20_Emphasis"><text:span text:style-name="Source_20_Text">Celery</text:span></text:span><text:span text:style-name="Strong_20_Emphasis"> for task queues?</text:span></text:p>
          <text:list>
            <text:list-item>
              <text:p text:style-name="P40">Define tasks, configure brokers (e.g., RabbitMQ, Redis), and run workers.</text:p>
            </text:list-item>
          </text:list>
        </text:list-item>
        <text:list-item>
          <text:p text:style-name="P20"><text:span text:style-name="Strong_20_Emphasis">What is </text:span><text:span text:style-name="Strong_20_Emphasis"><text:span text:style-name="Source_20_Text">Kafka</text:span></text:span><text:span text:style-name="Strong_20_Emphasis">, and how do you interact with it using Python?</text:span></text:p>
          <text:list>
            <text:list-item>
              <text:p text:style-name="P40">Kafka is a distributed event-streaming platform. Use libraries like <text:span text:style-name="Source_20_Text">confluent-kafka</text:span> or <text:span text:style-name="Source_20_Text">kafka-python</text:span>.</text:p>
            </text:list-item>
          </text:list>
        </text:list-item>
        <text:list-item>
          <text:p text:style-name="P20"><text:span text:style-name="Strong_20_Emphasis">How does Python handle RPCs?</text:span></text:p>
          <text:list>
            <text:list-item>
              <text:p text:style-name="P40">Use frameworks like <text:span text:style-name="Source_20_Text">gRPC</text:span> or libraries like <text:span text:style-name="Source_20_Text">xmlrpc</text:span>.</text:p>
            </text:list-item>
          </text:list>
        </text:list-item>
        <text:list-item>
          <text:p text:style-name="P20"><text:span text:style-name="Strong_20_Emphasis">What are microservices, and how do you implement them in Python?</text:span></text:p>
          <text:list>
            <text:list-item>
              <text:p text:style-name="P40">Independently deployable services. Use frameworks like <text:span text:style-name="Source_20_Text">FastAPI</text:span> or <text:span text:style-name="Source_20_Text">Flask</text:span>.</text:p>
            </text:list-item>
          </text:list>
        </text:list-item>
        <text:list-item>
          <text:p text:style-name="P20"><text:span text:style-name="Strong_20_Emphasis">How does Python handle distributed databases?</text:span></text:p>
          <text:list>
            <text:list-item>
              <text:p text:style-name="P20">Use libraries like <text:span text:style-name="Source_20_Text">SQLAlchemy</text:span> for SQL databases or <text:span text:style-name="Source_20_Text">pymongo</text:span> for MongoDB.</text:p>
            </text:list-item>
          </text:list>
        </text:list-item>
      </text:list>
      <text:p text:style-name="Horizontal_20_Line"/>
      <text:p text:style-name="Text_20_body"><text:soft-page-break/>These questions delve deeper into Python's advanced use cases, libraries, and architectural implications for senior-level roles. Let me know if you’d like detailed explanations or a subset expanded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6:21:06.749754717</meta:creation-date>
    <dc:date>2025-01-12T21:31:54.164661496</dc:date>
    <meta:editing-duration>PT41M17S</meta:editing-duration>
    <meta:editing-cycles>64</meta:editing-cycles>
    <meta:generator>LibreOffice/6.4.7.2$Linux_X86_64 LibreOffice_project/40$Build-2</meta:generator>
    <meta:document-statistic meta:table-count="0" meta:image-count="0" meta:object-count="0" meta:page-count="5" meta:paragraph-count="114" meta:word-count="1036" meta:character-count="6529" meta:non-whitespace-character-count="5709"/>
  </office:meta>
</office:document-meta>
</file>